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8B829B3FC53EEC83.png" manifest:media-type="image/png"/>
  <manifest:file-entry manifest:full-path="Pictures/10000001000005650000053C16EE297A3D1633AF.png" manifest:media-type="image/png"/>
  <manifest:file-entry manifest:full-path="Pictures/10000001000004CE00000401B2FD64B100177886.png" manifest:media-type="image/png"/>
  <manifest:file-entry manifest:full-path="Pictures/1000000100000251000003187F9502192E32DEBD.png" manifest:media-type="image/png"/>
  <manifest:file-entry manifest:full-path="Pictures/10028D5300003D4A000051DB58F3A9962C41A6D1.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Deuperset" svg:font-family="Deuperset" style:font-pitch="fixed"/>
    <style:font-face style:name="EcoLive" svg:font-family="EcoLive"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automatic-styles>
    <style:style style:name="P1" style:family="paragraph" style:parent-style-name="Text_20_body">
      <style:paragraph-properties fo:text-align="center" style:justify-single-word="false"/>
      <style:text-properties style:font-name="EffectsEighty" fo:font-size="40pt" officeooo:rsid="0042b024" officeooo:paragraph-rsid="0042b024" style:font-size-asian="40pt" style:font-size-complex="40pt"/>
    </style:style>
    <style:style style:name="P2" style:family="paragraph" style:parent-style-name="Standard">
      <style:paragraph-properties fo:text-align="justify" style:justify-single-word="false" fo:break-before="page"/>
      <style:text-properties style:font-name="Anita  Semi-square" fo:font-size="18pt" officeooo:rsid="0010d821" officeooo:paragraph-rsid="0010d821" style:font-size-asian="18pt" style:font-size-complex="18pt"/>
    </style:style>
    <style:style style:name="P3" style:family="paragraph" style:parent-style-name="Standard">
      <style:paragraph-properties fo:text-align="justify" style:justify-single-word="false"/>
      <style:text-properties style:font-name="Anita  Semi-square" fo:font-size="18pt" officeooo:rsid="0010d821" officeooo:paragraph-rsid="0048cc63" style:font-size-asian="18pt" style:font-size-complex="18pt"/>
    </style:style>
    <style:style style:name="P4" style:family="paragraph" style:parent-style-name="Standard">
      <style:paragraph-properties fo:text-align="justify" style:justify-single-word="false"/>
      <style:text-properties style:font-name="EcoLive" fo:font-size="18pt" officeooo:rsid="0000e141" officeooo:paragraph-rsid="0000e141" style:font-size-asian="18pt" style:font-size-complex="18pt"/>
    </style:style>
    <style:style style:name="P5" style:family="paragraph" style:parent-style-name="Standard">
      <style:paragraph-properties fo:text-align="justify" style:justify-single-word="false" fo:break-before="page"/>
      <style:text-properties style:font-name="EcoLive" fo:font-size="18pt" officeooo:rsid="0000e141" officeooo:paragraph-rsid="002ae226" style:font-size-asian="18pt" style:font-size-complex="18pt"/>
    </style:style>
    <style:style style:name="P6" style:family="paragraph" style:parent-style-name="Standard">
      <style:paragraph-properties fo:text-align="justify" style:justify-single-word="false"/>
      <style:text-properties style:font-name="EcoLive" fo:font-size="18pt" officeooo:rsid="000150f8" officeooo:paragraph-rsid="00078c6b" style:font-size-asian="18pt" style:font-size-complex="18pt"/>
    </style:style>
    <style:style style:name="P7" style:family="paragraph" style:parent-style-name="Standard">
      <style:paragraph-properties fo:text-align="justify" style:justify-single-word="false"/>
      <style:text-properties style:font-name="EcoLive" fo:font-size="18pt" officeooo:rsid="000150f8" officeooo:paragraph-rsid="000150f8" style:font-size-asian="18pt" style:font-size-complex="18pt"/>
    </style:style>
    <style:style style:name="P8" style:family="paragraph" style:parent-style-name="Standard">
      <style:paragraph-properties fo:text-align="justify" style:justify-single-word="false"/>
      <style:text-properties style:font-name="EcoLive" fo:font-size="18pt" officeooo:rsid="0009f85b" officeooo:paragraph-rsid="0009f85b" style:font-size-asian="18pt" style:font-size-complex="18pt"/>
    </style:style>
    <style:style style:name="P9" style:family="paragraph" style:parent-style-name="Standard">
      <style:paragraph-properties fo:text-align="justify" style:justify-single-word="false"/>
      <style:text-properties style:font-name="EcoLive" fo:font-size="18pt" officeooo:rsid="000de3dc" officeooo:paragraph-rsid="000de3dc" style:font-size-asian="18pt" style:font-size-complex="18pt"/>
    </style:style>
    <style:style style:name="P10" style:family="paragraph" style:parent-style-name="Standard">
      <style:paragraph-properties fo:text-align="justify" style:justify-single-word="false"/>
      <style:text-properties style:font-name="EcoLive" fo:font-size="18pt" officeooo:rsid="000f16f1" officeooo:paragraph-rsid="000f16f1" style:font-size-asian="18pt" style:font-size-complex="18pt"/>
    </style:style>
    <style:style style:name="P11" style:family="paragraph" style:parent-style-name="Standard">
      <style:paragraph-properties fo:text-align="justify" style:justify-single-word="false"/>
      <style:text-properties style:font-name="EcoLive" fo:font-size="18pt" officeooo:rsid="0010d821" officeooo:paragraph-rsid="0010d821" style:font-size-asian="18pt" style:font-size-complex="18pt"/>
    </style:style>
    <style:style style:name="P12" style:family="paragraph" style:parent-style-name="Standard">
      <style:paragraph-properties fo:text-align="justify" style:justify-single-word="false"/>
      <style:text-properties style:font-name="EcoLive" fo:font-size="18pt" officeooo:rsid="0010d821" officeooo:paragraph-rsid="0048cc63" style:font-size-asian="18pt" style:font-size-complex="18pt"/>
    </style:style>
    <style:style style:name="P13" style:family="paragraph" style:parent-style-name="Standard">
      <style:paragraph-properties fo:text-align="start" style:justify-single-word="false"/>
      <style:text-properties style:font-name="EcoLive" fo:font-size="18pt" officeooo:rsid="0010d821" officeooo:paragraph-rsid="0048cc63" style:font-size-asian="18pt" style:font-size-complex="18pt"/>
    </style:style>
    <style:style style:name="P14" style:family="paragraph" style:parent-style-name="Standard">
      <style:paragraph-properties fo:text-align="justify" style:justify-single-word="false"/>
      <style:text-properties style:font-name="EcoLive" fo:font-size="18pt" officeooo:rsid="0011137d" officeooo:paragraph-rsid="0011137d" style:font-size-asian="18pt" style:font-size-complex="18pt"/>
    </style:style>
    <style:style style:name="P15" style:family="paragraph" style:parent-style-name="Standard">
      <style:paragraph-properties fo:text-align="justify" style:justify-single-word="false"/>
      <style:text-properties style:font-name="EcoLive" fo:font-size="18pt" officeooo:rsid="0011b322" officeooo:paragraph-rsid="0011b322" style:font-size-asian="18pt" style:font-size-complex="18pt"/>
    </style:style>
    <style:style style:name="P16" style:family="paragraph" style:parent-style-name="Standard">
      <style:paragraph-properties fo:text-align="justify" style:justify-single-word="false"/>
      <style:text-properties style:font-name="EcoLive" fo:font-size="18pt" officeooo:rsid="00057902" officeooo:paragraph-rsid="00057902" style:font-size-asian="18pt" style:font-size-complex="18pt"/>
    </style:style>
    <style:style style:name="P17" style:family="paragraph" style:parent-style-name="Standard">
      <style:paragraph-properties fo:text-align="justify" style:justify-single-word="false"/>
      <style:text-properties style:font-name="EcoLive" fo:font-size="18pt" officeooo:rsid="0013068f" officeooo:paragraph-rsid="00176c0e" style:font-size-asian="18pt" style:font-size-complex="18pt"/>
    </style:style>
    <style:style style:name="P18" style:family="paragraph" style:parent-style-name="Standard">
      <style:paragraph-properties fo:text-align="justify" style:justify-single-word="false"/>
      <style:text-properties style:font-name="EcoLive" fo:font-size="18pt" officeooo:rsid="0013068f" officeooo:paragraph-rsid="0013068f" style:font-size-asian="18pt" style:font-size-complex="18pt"/>
    </style:style>
    <style:style style:name="P19" style:family="paragraph" style:parent-style-name="Standard">
      <style:paragraph-properties fo:text-align="justify" style:justify-single-word="false" fo:break-before="page"/>
      <style:text-properties style:font-name="EcoLive" fo:font-size="18pt" officeooo:rsid="00140a4c" officeooo:paragraph-rsid="00140a4c" style:font-size-asian="18pt" style:font-size-complex="18pt"/>
    </style:style>
    <style:style style:name="P20" style:family="paragraph" style:parent-style-name="Standard">
      <style:paragraph-properties fo:text-align="justify" style:justify-single-word="false"/>
      <style:text-properties style:font-name="EcoLive" fo:font-size="18pt" officeooo:rsid="00140a4c" officeooo:paragraph-rsid="00140a4c" style:font-size-asian="18pt" style:font-size-complex="18pt"/>
    </style:style>
    <style:style style:name="P21" style:family="paragraph" style:parent-style-name="Standard">
      <style:paragraph-properties fo:text-align="justify" style:justify-single-word="false"/>
      <style:text-properties style:font-name="EcoLive" fo:font-size="18pt" officeooo:rsid="00140a4c" officeooo:paragraph-rsid="0014923b" style:font-size-asian="18pt" style:font-size-complex="18pt"/>
    </style:style>
    <style:style style:name="P22" style:family="paragraph" style:parent-style-name="Standard">
      <style:paragraph-properties fo:text-align="justify" style:justify-single-word="false"/>
      <style:text-properties style:font-name="EcoLive" fo:font-size="18pt" officeooo:rsid="00140a4c" officeooo:paragraph-rsid="002ae226" style:font-size-asian="18pt" style:font-size-complex="18pt"/>
    </style:style>
    <style:style style:name="P23" style:family="paragraph" style:parent-style-name="Standard">
      <style:paragraph-properties fo:text-align="justify" style:justify-single-word="false"/>
      <style:text-properties style:font-name="EcoLive" fo:font-size="18pt" officeooo:rsid="0015adb2" officeooo:paragraph-rsid="0015adb2" style:font-size-asian="18pt" style:font-size-complex="18pt"/>
    </style:style>
    <style:style style:name="P24" style:family="paragraph" style:parent-style-name="Standard">
      <style:paragraph-properties fo:text-align="justify" style:justify-single-word="false"/>
      <style:text-properties style:font-name="EcoLive" fo:font-size="18pt" officeooo:rsid="00071818" officeooo:paragraph-rsid="00403749" style:font-size-asian="18pt" style:font-size-complex="18pt"/>
    </style:style>
    <style:style style:name="P25" style:family="paragraph" style:parent-style-name="Standard">
      <style:paragraph-properties fo:text-align="justify" style:justify-single-word="false"/>
      <style:text-properties style:font-name="EcoLive" fo:font-size="18pt" officeooo:rsid="00078c6b" officeooo:paragraph-rsid="00403749" style:font-size-asian="18pt" style:font-size-complex="18pt"/>
    </style:style>
    <style:style style:name="P26" style:family="paragraph" style:parent-style-name="Standard">
      <style:paragraph-properties fo:text-align="justify" style:justify-single-word="false"/>
      <style:text-properties style:font-name="EcoLive" fo:font-size="18pt" officeooo:rsid="001d2a56" officeooo:paragraph-rsid="00071818" style:font-size-asian="18pt" style:font-size-complex="18pt"/>
    </style:style>
    <style:style style:name="P27" style:family="paragraph" style:parent-style-name="Standard">
      <style:paragraph-properties fo:text-align="justify" style:justify-single-word="false"/>
      <style:text-properties style:font-name="EcoLive" fo:font-size="18pt" officeooo:rsid="001d2a56" officeooo:paragraph-rsid="00403749" style:font-size-asian="18pt" style:font-size-complex="18pt"/>
    </style:style>
    <style:style style:name="P28" style:family="paragraph" style:parent-style-name="Standard">
      <style:paragraph-properties fo:text-align="justify" style:justify-single-word="false" fo:break-before="page"/>
      <style:text-properties style:font-name="EcoLive" fo:font-size="18pt" officeooo:rsid="0014923b" officeooo:paragraph-rsid="002e12ef" style:font-size-asian="18pt" style:font-size-complex="18pt"/>
    </style:style>
    <style:style style:name="P29" style:family="paragraph" style:parent-style-name="Standard">
      <style:paragraph-properties fo:text-align="justify" style:justify-single-word="false"/>
      <style:text-properties style:font-name="EcoLive" fo:font-size="18pt" officeooo:rsid="0019099f" officeooo:paragraph-rsid="003bbcce" style:font-size-asian="18pt" style:font-size-complex="18pt"/>
    </style:style>
    <style:style style:name="P30" style:family="paragraph" style:parent-style-name="Standard">
      <style:paragraph-properties fo:text-align="start" style:justify-single-word="false"/>
      <style:text-properties style:font-name="EcoLive" fo:font-size="18pt" officeooo:rsid="0048cc63" officeooo:paragraph-rsid="0048cc63" style:font-size-asian="18pt" style:font-size-complex="18pt"/>
    </style:style>
    <style:style style:name="P31" style:family="paragraph" style:parent-style-name="Standard">
      <style:paragraph-properties fo:text-align="justify" style:justify-single-word="false"/>
      <style:text-properties style:font-name="EcoLive" fo:font-size="18pt" fo:font-weight="bold" officeooo:rsid="0014923b" officeooo:paragraph-rsid="0014923b" style:font-size-asian="18pt" style:font-weight-asian="bold" style:font-size-complex="18pt" style:font-weight-complex="bold"/>
    </style:style>
    <style:style style:name="P32" style:family="paragraph" style:parent-style-name="Standard">
      <style:paragraph-properties fo:text-align="justify" style:justify-single-word="false"/>
      <style:text-properties style:font-name="EcoLive" fo:font-size="18pt" fo:font-weight="bold" officeooo:rsid="0014923b" officeooo:paragraph-rsid="002ae226" style:font-size-asian="18pt" style:font-weight-asian="bold" style:font-size-complex="18pt" style:font-weight-complex="bold"/>
    </style:style>
    <style:style style:name="P33" style:family="paragraph" style:parent-style-name="Standard">
      <style:paragraph-properties fo:text-align="justify" style:justify-single-word="false"/>
      <style:text-properties style:font-name="EcoLive" fo:font-size="18pt" fo:font-weight="bold" officeooo:rsid="0019099f" officeooo:paragraph-rsid="0019099f" style:font-size-asian="18pt" style:font-weight-asian="bold" style:font-size-complex="18pt" style:font-weight-complex="bold"/>
    </style:style>
    <style:style style:name="P34" style:family="paragraph" style:parent-style-name="Standard">
      <style:paragraph-properties fo:text-align="justify" style:justify-single-word="false"/>
      <style:text-properties style:font-name="EcoLive" fo:font-size="18pt" fo:font-weight="bold" officeooo:rsid="0019099f" officeooo:paragraph-rsid="003bbcce" style:font-size-asian="18pt" style:font-weight-asian="bold" style:font-size-complex="18pt" style:font-weight-complex="bold"/>
    </style:style>
    <style:style style:name="P35" style:family="paragraph" style:parent-style-name="Standard">
      <style:paragraph-properties fo:text-align="justify" style:justify-single-word="false"/>
      <style:text-properties style:font-name="EcoLive" fo:font-size="18pt" fo:font-weight="bold" officeooo:rsid="0019099f" officeooo:paragraph-rsid="003c3af5" style:font-size-asian="18pt" style:font-weight-asian="bold" style:font-size-complex="18pt" style:font-weight-complex="bold"/>
    </style:style>
    <style:style style:name="P36" style:family="paragraph" style:parent-style-name="Standard">
      <style:paragraph-properties fo:text-align="justify" style:justify-single-word="false"/>
      <style:text-properties style:font-name="EcoLive" fo:font-size="18pt" fo:font-weight="bold" officeooo:rsid="003c3af5" officeooo:paragraph-rsid="003c3af5" style:font-size-asian="18pt" style:font-weight-asian="bold" style:font-size-complex="18pt" style:font-weight-complex="bold"/>
    </style:style>
    <style:style style:name="P37" style:family="paragraph" style:parent-style-name="Standard">
      <style:paragraph-properties fo:text-align="justify" style:justify-single-word="false"/>
      <style:text-properties style:font-name="EcoLive" fo:font-size="18pt" fo:font-weight="bold" officeooo:rsid="004a785d" officeooo:paragraph-rsid="004a785d" style:font-size-asian="18pt" style:font-weight-asian="bold" style:font-size-complex="18pt" style:font-weight-complex="bold"/>
    </style:style>
    <style:style style:name="P38" style:family="paragraph" style:parent-style-name="Title">
      <style:paragraph-properties fo:text-align="center" style:justify-single-word="false"/>
      <style:text-properties style:font-name="EffectsEighty" fo:font-size="40pt" officeooo:paragraph-rsid="000150f8" style:font-size-asian="40pt" style:font-size-complex="40pt"/>
    </style:style>
    <style:style style:name="T1" style:family="text">
      <style:text-properties officeooo:rsid="000218a9"/>
    </style:style>
    <style:style style:name="T2" style:family="text">
      <style:text-properties fo:font-weight="bold" style:font-weight-asian="bold" style:font-weight-complex="bold"/>
    </style:style>
    <style:style style:name="T3" style:family="text">
      <style:text-properties fo:font-weight="bold" officeooo:rsid="002e12ef" style:font-weight-asian="bold" style:font-weight-complex="bold"/>
    </style:style>
    <style:style style:name="T4" style:family="text">
      <style:text-properties officeooo:rsid="00071818"/>
    </style:style>
    <style:style style:name="T5" style:family="text">
      <style:text-properties officeooo:rsid="000762af"/>
    </style:style>
    <style:style style:name="T6" style:family="text">
      <style:text-properties fo:color="#cccccc" loext:opacity="100%" fo:font-weight="bold" style:font-weight-asian="bold" style:font-weight-complex="bold"/>
    </style:style>
    <style:style style:name="T7" style:family="text">
      <style:text-properties officeooo:rsid="00078c6b"/>
    </style:style>
    <style:style style:name="T8" style:family="text">
      <style:text-properties fo:color="#ff0000" loext:opacity="100%" officeooo:rsid="00078c6b"/>
    </style:style>
    <style:style style:name="T9" style:family="text">
      <style:text-properties fo:color="#ff0000" loext:opacity="100%" officeooo:rsid="000218a9"/>
    </style:style>
    <style:style style:name="T10" style:family="text">
      <style:text-properties fo:color="#ff0000" loext:opacity="100%" officeooo:rsid="0015e4b3"/>
    </style:style>
    <style:style style:name="T11" style:family="text">
      <style:text-properties fo:color="#2a6099" loext:opacity="100%" officeooo:rsid="000218a9"/>
    </style:style>
    <style:style style:name="T12" style:family="text">
      <style:text-properties fo:color="#2a6099" loext:opacity="100%" fo:font-weight="bold" officeooo:rsid="000218a9" style:font-weight-asian="bold" style:font-weight-complex="bold"/>
    </style:style>
    <style:style style:name="T13" style:family="text">
      <style:text-properties style:font-name="Anita  Semi-square" style:text-underline-style="solid" style:text-underline-width="auto" style:text-underline-color="font-color"/>
    </style:style>
    <style:style style:name="T14" style:family="text">
      <style:text-properties style:font-name="Anita  Semi-square" style:text-underline-style="solid" style:text-underline-width="auto" style:text-underline-color="font-color" fo:font-weight="bold" style:font-weight-asian="bold" style:font-weight-complex="bold"/>
    </style:style>
    <style:style style:name="T15" style:family="text">
      <style:text-properties style:font-name="Anita  Semi-square" style:text-underline-style="solid" style:text-underline-width="auto" style:text-underline-color="font-color" fo:font-weight="bold" officeooo:rsid="0014923b" style:font-weight-asian="bold" style:font-weight-complex="bold"/>
    </style:style>
    <style:style style:name="T16" style:family="text">
      <style:text-properties style:font-name="Anita  Semi-square" style:text-underline-style="solid" style:text-underline-width="auto" style:text-underline-color="font-color" fo:font-weight="bold" officeooo:rsid="003bbcce" style:font-weight-asian="bold" style:font-weight-complex="bold"/>
    </style:style>
    <style:style style:name="T17" style:family="text">
      <style:text-properties style:font-name="Anita  Semi-square" style:text-underline-style="solid" style:text-underline-width="auto" style:text-underline-color="font-color" officeooo:rsid="00176c0e"/>
    </style:style>
    <style:style style:name="T18" style:family="text">
      <style:text-properties officeooo:rsid="0008e5eb"/>
    </style:style>
    <style:style style:name="T19" style:family="text">
      <style:text-properties fo:color="#ff8000" loext:opacity="100%" fo:font-weight="bold" officeooo:rsid="000218a9" style:font-weight-asian="bold" style:font-weight-complex="bold"/>
    </style:style>
    <style:style style:name="T20" style:family="text">
      <style:text-properties officeooo:rsid="000d5c30"/>
    </style:style>
    <style:style style:name="T21" style:family="text">
      <style:text-properties officeooo:rsid="000d71c5"/>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2ae226" style:font-weight-asian="bold" style:font-weight-complex="bold"/>
    </style:style>
    <style:style style:name="T24" style:family="text">
      <style:text-properties style:text-underline-style="solid" style:text-underline-width="auto" style:text-underline-color="font-color" fo:font-weight="bold" officeooo:rsid="0048cc63" style:font-weight-asian="bold" style:font-weight-complex="bold"/>
    </style:style>
    <style:style style:name="T25" style:family="text">
      <style:text-properties officeooo:rsid="0011b322"/>
    </style:style>
    <style:style style:name="T26" style:family="text">
      <style:text-properties officeooo:rsid="0015adb2"/>
    </style:style>
    <style:style style:name="T27" style:family="text">
      <style:text-properties fo:font-weight="normal" style:font-weight-asian="normal" style:font-weight-complex="normal"/>
    </style:style>
    <style:style style:name="T28" style:family="text">
      <style:text-properties fo:font-weight="normal" officeooo:rsid="0015fdda" style:font-weight-asian="normal" style:font-weight-complex="normal"/>
    </style:style>
    <style:style style:name="T29" style:family="text">
      <style:text-properties fo:font-weight="normal" officeooo:rsid="00176c0e" style:font-weight-asian="normal" style:font-weight-complex="normal"/>
    </style:style>
    <style:style style:name="T30" style:family="text">
      <style:text-properties fo:font-weight="normal" officeooo:rsid="0019099f" style:font-weight-asian="normal" style:font-weight-complex="normal"/>
    </style:style>
    <style:style style:name="T31" style:family="text">
      <style:text-properties fo:font-weight="normal" officeooo:rsid="00198cc7" style:font-weight-asian="normal" style:font-weight-complex="normal"/>
    </style:style>
    <style:style style:name="T32" style:family="text">
      <style:text-properties fo:font-weight="normal" officeooo:rsid="001d2a56" style:font-weight-asian="normal" style:font-weight-complex="normal"/>
    </style:style>
    <style:style style:name="T33" style:family="text">
      <style:text-properties fo:font-weight="normal" officeooo:rsid="001f2115" style:font-weight-asian="normal" style:font-weight-complex="normal"/>
    </style:style>
    <style:style style:name="T34" style:family="text">
      <style:text-properties fo:font-weight="normal" officeooo:rsid="002013d3" style:font-weight-asian="normal" style:font-weight-complex="normal"/>
    </style:style>
    <style:style style:name="T35" style:family="text">
      <style:text-properties fo:font-weight="normal" officeooo:rsid="0021da1c" style:font-weight-asian="normal" style:font-weight-complex="normal"/>
    </style:style>
    <style:style style:name="T36" style:family="text">
      <style:text-properties fo:font-weight="normal" officeooo:rsid="002270d5" style:font-weight-asian="normal" style:font-weight-complex="normal"/>
    </style:style>
    <style:style style:name="T37" style:family="text">
      <style:text-properties fo:font-weight="normal" officeooo:rsid="002ae226" style:font-weight-asian="normal" style:font-weight-complex="normal"/>
    </style:style>
    <style:style style:name="T38" style:family="text">
      <style:text-properties fo:font-weight="normal" officeooo:rsid="002e12ef" style:font-weight-asian="normal" style:font-weight-complex="normal"/>
    </style:style>
    <style:style style:name="T39" style:family="text">
      <style:text-properties fo:font-weight="normal" officeooo:rsid="002e2730" style:font-weight-asian="normal" style:font-weight-complex="normal"/>
    </style:style>
    <style:style style:name="T40" style:family="text">
      <style:text-properties fo:font-weight="normal" officeooo:rsid="002e5b0f" style:font-weight-asian="normal" style:font-weight-complex="normal"/>
    </style:style>
    <style:style style:name="T41" style:family="text">
      <style:text-properties fo:font-weight="normal" officeooo:rsid="00312eee" style:font-weight-asian="normal" style:font-weight-complex="normal"/>
    </style:style>
    <style:style style:name="T42" style:family="text">
      <style:text-properties fo:font-weight="normal" officeooo:rsid="00326d1c" style:font-weight-asian="normal" style:font-weight-complex="normal"/>
    </style:style>
    <style:style style:name="T43" style:family="text">
      <style:text-properties fo:font-weight="normal" officeooo:rsid="00377f74" style:font-weight-asian="normal" style:font-weight-complex="normal"/>
    </style:style>
    <style:style style:name="T44" style:family="text">
      <style:text-properties fo:font-weight="normal" officeooo:rsid="003bbcce" style:font-weight-asian="normal" style:font-weight-complex="normal"/>
    </style:style>
    <style:style style:name="T45" style:family="text">
      <style:text-properties fo:font-weight="normal" officeooo:rsid="003c3af5" style:font-weight-asian="normal" style:font-weight-complex="normal"/>
    </style:style>
    <style:style style:name="T46" style:family="text">
      <style:text-properties fo:font-weight="normal" officeooo:rsid="003dc098" style:font-weight-asian="normal" style:font-weight-complex="normal"/>
    </style:style>
    <style:style style:name="T47" style:family="text">
      <style:text-properties fo:font-weight="normal" officeooo:rsid="003ea2de" style:font-weight-asian="normal" style:font-weight-complex="normal"/>
    </style:style>
    <style:style style:name="T48" style:family="text">
      <style:text-properties fo:font-weight="normal" officeooo:rsid="00416cc5" style:font-weight-asian="normal" style:font-weight-complex="normal"/>
    </style:style>
    <style:style style:name="T49" style:family="text">
      <style:text-properties fo:font-weight="normal" officeooo:rsid="0048cc63" style:font-weight-asian="normal" style:font-weight-complex="normal"/>
    </style:style>
    <style:style style:name="T50" style:family="text">
      <style:text-properties fo:font-weight="normal" officeooo:rsid="004a960f" style:font-weight-asian="normal" style:font-weight-complex="normal"/>
    </style:style>
    <style:style style:name="T51" style:family="text">
      <style:text-properties fo:font-weight="normal" officeooo:rsid="004c7615" style:font-weight-asian="normal" style:font-weight-complex="normal"/>
    </style:style>
    <style:style style:name="T52" style:family="text">
      <style:text-properties officeooo:rsid="00176c0e"/>
    </style:style>
    <style:style style:name="T53" style:family="text">
      <style:text-properties officeooo:rsid="0024bbde"/>
    </style:style>
    <style:style style:name="T54" style:family="text">
      <style:text-properties officeooo:rsid="002ae226"/>
    </style:style>
    <style:style style:name="T55" style:family="text">
      <style:text-properties officeooo:rsid="003bbcce"/>
    </style:style>
    <style:style style:name="T56" style:family="text">
      <style:text-properties officeooo:rsid="003c3af5"/>
    </style:style>
    <style:style style:name="T57" style:family="text">
      <style:text-properties officeooo:rsid="004447e7"/>
    </style:style>
    <style:style style:name="T58" style:family="text">
      <style:text-properties officeooo:rsid="00444cef"/>
    </style:style>
    <style:style style:name="T59" style:family="text">
      <style:text-properties fo:color="#5eb91e" loext:opacity="100%" fo:font-weight="bold" style:font-weight-asian="bold" style:font-weight-complex="bold"/>
    </style:style>
    <style:style style:name="T60" style:family="text">
      <style:text-properties officeooo:rsid="00469f0f"/>
    </style:style>
    <style:style style:name="T61" style:family="text">
      <style:text-properties officeooo:rsid="004862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Mitpatient/<text:span text:style-name="T18">in</text:span> XYZ</text:p>
      <text:p text:style-name="P1">(plural)</text:p>
      <text:p text:style-name="P4"/>
      <text:p text:style-name="P4"><draw:frame draw:style-name="fr2" draw:name="Image3 Copy 1" text:anchor-type="char" svg:width="6.1772in" svg:height="7.3957in" draw:z-index="0"><draw:image xlink:href="Pictures/10028D5300003D4A000051DB58F3A9962C41A6D1.pdf" xlink:type="simple" xlink:show="embed" xlink:actuate="onLoad" draw:mime-type="application/pdf"/><draw:image xlink:href="Pictures/1000000100000251000003187F9502192E32DEBD.png" xlink:type="simple" xlink:show="embed" xlink:actuate="onLoad" draw:mime-type="image/png"/></draw:frame></text:p>
      <text:p text:style-name="P6"><text:soft-page-break/>Dieser <text:span text:style-name="T2">leise </text:span><text:span text:style-name="T6">Hilferuf</text:span> <text:span text:style-name="T4">[1] </text:span>einer Mitpatientin motiviert mich <text:span text:style-name="T53">dieses Dokument</text:span> <text:span text:style-name="T1">über männliche und weibliche </text:span><text:span text:style-name="T19">Genital-Verstümmelung</text:span> zu schreiben. <text:span text:style-name="T53">Ich mache es vorerst mal nicht zu lang, es soll auch als Support für die Opfer dienen <text:s/>und erhebt VORERST nicht den Anspruch auf wissenschaftliche Vollständigkeit.</text:span></text:p>
      <text:p text:style-name="P6"/>
      <text:p text:style-name="P6"><text:span text:style-name="T7">B</text:span><text:span text:style-name="T1">zw. Im Westen sind ja alle </text:span><text:span text:style-name="T11">“</text:span><text:span text:style-name="T8">k</text:span><text:span text:style-name="T9">ultiviert</text:span><text:span text:style-name="T11">”</text:span><text:span text:style-name="T1"> </text:span><text:span text:style-name="T7">[2]</text:span><text:span text:style-name="T1"> also ist es nur eine “Virtuelle Genital-Verstümmelung”.</text:span></text:p>
      <text:p text:style-name="P7"/>
      <text:p text:style-name="P8">Mich hat ein Hilfeschrei erreich. Da muss ich erst vorweg nehmen, dass ich allen Jungeren sagen, sie <text:span text:style-name="T59">DÜRFEN</text:span> ihren Müll bei mir abladen und Dinge und Probleme <text:span text:style-name="T20">virtuell in meine Wohnung schmeissen, und ich sage den Jüngeren auch, dass sie sebler schauen sollen, dass nicht mal ich rausfinden kann wer das übermittelt hat, um schon mal Dinge wie mit </text:span><text:span text:style-name="T21">dem Soldaten</text:span><text:span text:style-name="T20"> Breadly Manning </text:span><text:span text:style-name="T21">welche</text:span><text:span text:style-name="T20"> heute Chelasea Manning heisst zu verhindern.</text:span></text:p>
      <text:p text:style-name="P8"/>
      <text:p text:style-name="P9">Mir wurde mitgeteilt, dass Täterin <text:span text:style-name="T57">X</text:span> kleinen Mädchen ( n &gt; 1 ) in den Schamlippen (so ein Wort würde ich sonst nicht verwenden, weiss aber kein anderes) Elektroden bzw. Kleine Antennen ein-operiert. Die Täterin <text:span text:style-name="T58">X</text:span> ist Damenschneiderin und ihr Ehemann ist Elektroniker, der auch eine Formel um Lambda/2 (also die Frequenz zur Länge des Gold-Drahtes) <text:span text:style-name="T60">berechnen zu können</text:span> anwenden könnte.</text:p>
      <text:p text:style-name="P9"/>
      <text:p text:style-name="P9">Damit werden die Mädchen dazu angestiftet an sich da unten herum zu spielen, damit danach die Täterin <text:span text:style-name="T57">X</text:span> sie deswegen bestrafen kann und ihr z.B. die Hände Nachts veräzt um sie zu bestrafen. <text:span text:style-name="T61">Zustäzlich wäre etwas wie Neuralink Kopfkino beteilgit.</text:span></text:p>
      <text:p text:style-name="P9"/>
      <text:p text:style-name="P10">Ich kann nicht für Mädchen oder Frauen sprechen, ich vermute aber, da geht es den Tätern darum, dass das Mädchen / Frau gefügig für jeden werden soll. Bei uns Männern hat es MUTMASSLICH den Effekt uns Triggern zu können und dann zum Kriegseintritt zu bewegen, Dazu die Meme “Iraqi Missile Laucher” (weiter unten) <text:span text:style-name="T54">[4]</text:span></text:p>
      <text:p text:style-name="P10"/>
      <text:p text:style-name="P11">Also das macht man meiner SUBJEKTIVEN Meinung nach sowohl mit 1980er und jüngern Mädchen UND Jungs.</text:p>
      <text:p text:style-name="P2"><text:span text:style-name="T22">Technischer Teil</text:span>:</text:p>
      <text:p text:style-name="P11"/>
      <text:p text:style-name="P11">Die Frequenz eines Gold-Drahtes kann man berechnen. Wie eine Antenne hat diese je nach Frequenz eine bestimmte ideale Länge wo sie am meisten Energie aufnimmt.</text:p>
      <text:p text:style-name="P11"/>
      <text:p text:style-name="P11">z.B bei einem Gold-Draht von 2cm wäre die ideale Frequenz 15GHz</text:p>
      <text:p text:style-name="P11"/>
      <text:p text:style-name="P11"><text:span text:style-name="T14">Medizinischer Teil</text:span>:</text:p>
      <text:p text:style-name="P11"/>
      <text:p text:style-name="P11">Ein Neuron oder eine Nervenzelle erkennt ein Aktions-Potential von 50µV</text:p>
      <text:p text:style-name="P11"/>
      <text:p text:style-name="P14"><text:span text:style-name="T14">Informatik Teil</text:span>:</text:p>
      <text:p text:style-name="P14"/>
      <text:p text:style-name="P14">Dies wäre auf irgendwelche Auslöser programmiert, vorstellbar wären Voice Kommandos, RFID Chips z.B. im Griff einer Dienstwaffe, ein Gestural Interface entweder am Windows-Computer oder sogar eine Handgeste die vom Waffen-Tracking-System der Schweizer Armee erkannt würde. Simples Proof of Concept siehe Hackaday unter dem Stichwort “Bewegungsfelder”</text:p>
      <text:p text:style-name="P7"/>
      <text:p text:style-name="P15"><text:span text:style-name="T14">Forensik Teil</text:span>:</text:p>
      <text:p text:style-name="P15"/>
      <text:p text:style-name="P16"><text:span text:style-name="T25">Sollte man im </text:span>Fall Hapte A. der in Frankfurt ein Kind ermordet hat und von Psychiatrien in der Schweiz behandelt oder “behandelt” wurde, oder dem Michael Beoringer vom (Blick.ch Grosi-Mörder genannt) <text:span text:style-name="T25">in diesem Bereich des Körpers solche Kleinst-Elektroden gefunden werden wäre das MÖGLICHERWEISE ein Teil des Puzzles. Da gibt es verschiedene Dinge zu beachten:</text:span></text:p>
      <text:p text:style-name="P16"/>
      <text:p text:style-name="P15">1. gemäss dem Launch-Event von Elon Musks Neuralink sind die Elektroden bei Neuralink 100x dünner als eine herkömmliche DBS-Lead (DBS = Deep Brain Stimulation)</text:p>
      <text:p text:style-name="P15">2. Mittlerweile gibt es Elektronik welche sich nach einer weile im Körper auflöst, würde ich das perfekte Verbrechen verüben wollen (was Vorsatz implizieren würde) würde ich genau solche DBS-Leads nehmen.</text:p>
      <text:p text:style-name="P17">3. vermutlich <text:span text:style-name="T52">bzw ganz sicher</text:span> weitere Fallstricke</text:p>
      <text:p text:style-name="P19"><text:span text:style-name="T14">Sender / Elektronik Teil</text:span>:</text:p>
      <text:p text:style-name="P20"/>
      <text:p text:style-name="P23">Das kann z.B. ein Militärisches Funkgerät sein wie das SE235 mit Frequenz-Hopping was dann logischerweise auch einen einstellbaren Schwingkreis impliziert oder auch ein SDR für entsprechende Frequenzen die es bereits ab 10€ gibt, oder ein Klysteron um Technologie VOR dem 2. Weltkrieg zu nennen, <text:span text:style-name="T10">NICHT ABSCHLIESSEND</text:span></text:p>
      <text:p text:style-name="P20"/>
      <text:p text:style-name="P20"/>
      <text:p text:style-name="P21"><text:span text:style-name="T15">Psychologie</text:span><text:span text:style-name="T14"> Teil</text:span>:</text:p>
      <text:p text:style-name="P21"/>
      <text:p text:style-name="P31">Wilhelm <text:span text:style-name="T26">R</text:span>eich <text:span text:style-name="T28">hat bevor er im 2. Weltkrieg zum Schwurbler wurde bzw gemacht wurde Dinge erarbeitet die kein</text:span><text:span text:style-name="T30">e</text:span><text:span text:style-name="T28"> </text:span><text:span text:style-name="T30">Spinnerei</text:span><text:span text:style-name="T28"> waren. Eine seiner meiner SUBJEKTIVEN MEINUNG nach wichtigsten Feststellung war, dass man mit Berührungen am Körper mehr einfluss auf die Psyche eines Menschen hat als wenn man den Menschen / Patienten / LaborRatte auf 2 Beinen </text:span><text:span text:style-name="T36">wie mich</text:span><text:span text:style-name="T28"> “nur” zu-textet. </text:span><text:span text:style-name="T29">Und eine Elektrode ist noch keine Berührung am Körper, aber dennoch würde es ungefähr die selben Nerven-Bahnen und die selben Gehrin-Areale aktivieren wie eine richtige Berührung.</text:span></text:p>
      <text:p text:style-name="P31"><text:span text:style-name="T29"/></text:p>
      <text:p text:style-name="P31"><text:span text:style-name="T29"/></text:p>
      <text:p text:style-name="P33"><text:span text:style-name="T17">A</text:span><text:span text:style-name="T13">lgorithmus Teil</text:span><text:span text:style-name="T27">: </text:span><text:span text:style-name="T32">[UB]</text:span></text:p>
      <text:p text:style-name="P33"><text:span text:style-name="T32"/></text:p>
      <text:p text:style-name="P33"><text:span text:style-name="T27">Automatisierung der Menschen wie das mit mir bei ABB Flexiblen Automation AG gemacht wurde. Da wurde immer das Thema dass ich Elektroden als 10 Jähriger an meinen … zwischen den Beinen hatte abgerufen und vermutlich zeitgleich diese Dinge zwischen meinen Beinen aktiviert. </text:span><text:span text:style-name="T31">In der Phase der leichten Dissozation (Scham, Angst auch beim mir als 20 Jähriger) konnten dann Mitarbeiter mir Befehel übermittel wie “und jetzt arbeite schneller” und ich hab das zum schutz meiner Sexuellen Integrität dann logischerweise gemacht. </text:span><text:span text:style-name="T32">Das bedingt wiederum ein Überwachungssystem wo die älteren Mitarbeiter das aktivieren oder auslösen konnten</text:span></text:p>
      <text:p text:style-name="P20"/>
      <text:p text:style-name="P18"/>
      <text:p text:style-name="P26"><text:span text:style-name="T43"/></text:p>
      <text:p text:style-name="P29"><text:soft-page-break/><text:span text:style-name="T16">Mutmasslicher Erfinder</text:span><text:span text:style-name="T27">:</text:span></text:p>
      <text:p text:style-name="P34"><text:span text:style-name="T32"/></text:p>
      <text:p text:style-name="P35"><text:span text:style-name="T44">Das wären VERMUTLICH die Arbeiten von </text:span><text:span text:style-name="T55">Michael Foucault</text:span><text:span text:style-name="T44"> zum S**ualitäts-Dispositiv, also den </text:span><text:span text:style-name="T55">Trieb zu unterbinden</text:span><text:span text:style-name="T44">, selbst dort wo zwei Menschen (egal ob </text:span><text:span text:style-name="T46">F-F</text:span><text:span text:style-name="T44"> M-M F-M M-Trans F-Trans …) consensual zusammen </text:span><text:span text:style-name="T47">solche</text:span><text:span text:style-name="T44"> Dinge machen. Ist dieser Trieb </text:span><text:span text:style-name="T45">unterbunden suchen sich die meisten Menschen eine </text:span><text:span text:style-name="T56">Ersatzbefriedigung</text:span><text:span text:style-name="T45">, Informatik Superkräfte erwerben, Consumerism, Eskapismus, Drogensucht, Alkoholsucht…</text:span></text:p>
      <text:p text:style-name="P35"><text:span text:style-name="T45"/></text:p>
      <text:p text:style-name="P35"><text:span text:style-name="T45">Da wäre dann aber das Problem, dass die alten weissen Herren aber auch die alten weissen Frauen so ab 40 oder 50 den “</text:span><text:span text:style-name="T56">What the Hell Effect</text:span><text:span text:style-name="T45">” [RSA] entwickeln würde und sich dann einreden sie hätten EIN RECHT AUF </text:span><text:span text:style-name="T56">PÄDOPHILIE</text:span><text:span text:style-name="T45">, was dann auch abgestellt werden sollte.</text:span></text:p>
      <text:p text:style-name="P35"><text:span text:style-name="T45"/></text:p>
      <text:p text:style-name="P37"><text:span text:style-name="T45">H</text:span><text:span text:style-name="T27">ätte der Foucault damals schon das Video “The Truth about Dishonesty” gehabt und wäre sich des “What the Hell effects” bewusst gewesen, dann hätte er diese Schriften vermutlich nicht veröffentlicht.</text:span></text:p>
      <text:p text:style-name="P37"><text:span text:style-name="T27"/></text:p>
      <text:p text:style-name="P37"><text:span text:style-name="T27">Ausserdem man bewerfe den Foucaoult auch post mortem mit “Krieg ist der Feind – </text:span>die Verantwortung eines Wissenschaftlers<text:span text:style-name="T27">” von Joseph Weizenbaum</text:span></text:p>
      <text:p text:style-name="P35"><text:span text:style-name="T44"/></text:p>
      <text:p text:style-name="P35"><text:span text:style-name="T27"/></text:p>
      <text:p text:style-name="P36"><text:span text:style-name="T27">[RSA] siehe das RSA Video “The Truth about Dishonesty”</text:span></text:p>
      <text:p text:style-name="P36"><text:span text:style-name="T27"/></text:p>
      <text:p text:style-name="P36"><text:span text:style-name="T27"/></text:p>
      <text:p text:style-name="P3"><text:span text:style-name="T24">Mögliche Coping-Strategien</text:span>:</text:p>
      <text:p text:style-name="P12"/>
      <text:p text:style-name="P13"><text:span text:style-name="T49">* sich ablenken, z.B. mit dem eigenne Spezial-Interesse, bei mir Informatik</text:span></text:p>
      <text:p text:style-name="P13"><text:span text:style-name="T49">* das Bett verlassen wo man im Kontext dessen berängt wird</text:span></text:p>
      <text:p text:style-name="P30"><text:span text:style-name="T27">* sich mit +/- Gleichaltrigen per Telefon oder Video-Telefonie ablenken</text:span></text:p>
      <text:p text:style-name="P30"><text:span text:style-name="T27">* Eine Runde Mario Brothers spielen im Single-Player Modus</text:span></text:p>
      <text:p text:style-name="P30"><text:span text:style-name="T27">* Teddy-Bären den ich von einer Gleichaltrigen geschenkt bekommen habe knuddeln</text:span></text:p>
      <text:p text:style-name="P30"><text:span text:style-name="T27">* </text:span><text:span text:style-name="T50">nicht abschliessend</text:span></text:p>
      <text:p text:style-name="P36"><text:span text:style-name="T27"/></text:p>
      <text:p text:style-name="P24"><text:soft-page-break/>[1] <text:span text:style-name="T5">leise weil </text:span>Scham, Angst, Trauma</text:p>
      <text:p text:style-name="P24"/>
      <text:p text:style-name="P25">[2] <text:span text:style-name="T1">und hier sei erwähnt, dass die </text:span><text:span text:style-name="T11">Gänsefüsschen in diesem Fall </text:span><text:span text:style-name="T12">anprangernden</text:span><text:span text:style-name="T11"> Zynismus</text:span><text:span text:style-name="T1"> bedeuten</text:span></text:p>
      <text:p text:style-name="P25"/>
      <text:p text:style-name="P27"><text:span text:style-name="T27">[UB] ab </text:span><text:span text:style-name="T35">dieser Markierung</text:span><text:span text:style-name="T27"> fängt jemand der sich als Urs B. ausgibt mit Mord- und Terrordrohungen an </text:span><text:span text:style-name="T51">und bei mir wird induziertes ICD10 G40.2 aktiviert. Da hilft im Normalfall ein AutistenHelm gegen schlimmere Schäden. S</text:span><text:span text:style-name="T33">ämtliche Offiziere wüssten davon, denn Urs B. hat seiner Tochter gesagt “Alle Autos mit Antenne sind ferngesteuert” weil er vor der Tochter gerne angibt und auch der Offizier Waffenplatz Aarau mit der Militär-Autonummer m 3060 (Tagebuch: september/20230925.txt) schien diesbezüglich informiert zu sein. </text:span><text:span text:style-name="T34">Da wäre auch irgendwie spannend zu rauszufinden, wie der “nette” Herr Urs B. schon wieder auf meinem Computer mit-stalken kann. </text:span><text:span text:style-name="T41">Ausserdem kennen wir diesen Schachzug </text:span><text:span text:style-name="T42">schon</text:span><text:span text:style-name="T41">, so würde </text:span><text:span text:style-name="T42">d</text:span><text:span text:style-name="T41">er </text:span><text:span text:style-name="T42">Herr UB</text:span><text:span text:style-name="T41"> dann eine “legitime” Zensur wegen Persönlichkeitsrechten bewirken können. </text:span><text:span text:style-name="T43">War grad “zufällig” 3x der Klarname, JETZT korrigiert</text:span></text:p>
      <text:p text:style-name="P5"/>
      <text:p text:style-name="P22"><text:span text:style-name="T23">Einspeisung</text:span>:</text:p>
      <text:p text:style-name="P22"/>
      <text:p text:style-name="P32"><text:span text:style-name="T37">durch dies/e Telegram Benutzer/in, </text:span><text:span text:style-name="T40">URL</text:span><text:span text:style-name="T37"> vermutlich ein Honey Pot, sie hat leider das Chat-Protokoll gelöscht bevor ich es sichern konnte, ausserdem wollte sie das meiner SUBJEKTIVEN MEINUNG nach gar nicht verpetzen sondern Leute damit triggerin in Selbsthilfegruppen</text:span><draw:frame draw:style-name="fr1" draw:name="Image1" text:anchor-type="char" svg:x="2.4126in" svg:y="4.4602in" svg:width="4.4728in" svg:height="3.728in" draw:z-index="2"><draw:image xlink:href="Pictures/10000001000004CE00000401B2FD64B100177886.png" xlink:type="simple" xlink:show="embed" xlink:actuate="onLoad" draw:mime-type="image/png"/></draw:frame><draw:frame draw:style-name="fr1" draw:name="Image2" text:anchor-type="char" svg:x="-0.0228in" svg:y="1.3409in" svg:width="5.1083in" svg:height="4.9563in" draw:z-index="3"><draw:image xlink:href="Pictures/10000001000005650000053C16EE297A3D1633AF.png" xlink:type="simple" xlink:show="embed" xlink:actuate="onLoad" draw:mime-type="image/png"/></draw:frame><text:span text:style-name="T37"> </text:span><text:span text:style-name="T40">auf Telegram</text:span></text:p>
      <text:p text:style-name="P28"><draw:frame draw:style-name="fr1" draw:name="Image4" text:anchor-type="char" svg:x="0in" svg:y="1.4102in" svg:width="6.9252in" svg:height="3.8953in" draw:z-index="1"><draw:image xlink:href="Pictures/1000000100000780000004388B829B3FC53EEC83.png" xlink:type="simple" xlink:show="embed" xlink:actuate="onLoad" draw:mime-type="image/png"/></draw:frame><text:span text:style-name="T3">[4] Möglicher auslöser, Meme “Iraqi Missile Launcher”</text:span><text:span text:style-name="T28">, </text:span><text:span text:style-name="T38">das wäre dann eine Vorlesung zu </text:span><text:span text:style-name="T48">EventTrigger,</text:span><text:span text:style-name="T38"> URL Adressen, Bilderkennung und Cluster-Fuck, </text:span><text:span text:style-name="T39">dann würde VERMUTLICH wenn das ein </text:span><text:span text:style-name="T48">i</text:span><text:span text:style-name="T39">rakisches Konzept wäre die Iraker nicht sich selber bezichtig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Deuperset" svg:font-family="Deuperset" style:font-pitch="fixed"/>
    <style:font-face style:name="EcoLive" svg:font-family="EcoLive"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00:07:08.303681144</meta:creation-date>
    <dc:date>2023-12-23T02:23:37.070531746</dc:date>
    <meta:editing-duration>PT2H15M50S</meta:editing-duration>
    <meta:editing-cycles>73</meta:editing-cycles>
    <meta:generator>LibreOffice/7.4.7.2$Linux_X86_64 LibreOffice_project/40$Build-2</meta:generator>
    <meta:print-date>2023-12-23T02:23:54.288040497</meta:print-date>
    <meta:document-statistic meta:table-count="0" meta:image-count="4" meta:object-count="0" meta:page-count="8" meta:paragraph-count="46" meta:word-count="1181" meta:character-count="7915" meta:non-whitespace-character-count="6778"/>
  </office:meta>
</office:document-meta>
</file>